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1.201cm" fo:min-width="4.45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0.512cm" fo:min-width="4.707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3.056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689cm" fo:min-width="1.786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689cm" fo:min-width="8.644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0.715cm" fo:min-width="1.9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font-size="12pt" style:font-size-asian="13pt" style:font-size-complex="13pt"/>
    </style:style>
    <style:style style:name="T1" style:family="text">
      <style:text-properties fo:font-size="9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2.143cm" svg:y="4.302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2.143cm" svg:y="14.208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397cm" svg:x="2.143cm" svg:y="10.906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0.762cm" svg:x="2.143cm" svg:y="12.43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556cm" svg:height="0.762cm" draw:transform="skewX (0.0130899693899575) translate (2.143cm 13.319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86cm" svg:height="0.939cm" svg:x="20.685cm" svg:y="3.086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9.144cm" svg:height="0.939cm" svg:x="7.096cm" svg:y="3.159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489cm" svg:height="0.965cm" svg:x="2.143cm" svg:y="3.159cm">
          <text:p text:style-name="P1"><text:span text:style-name="T1">Name of online</text:span></text:p>
          <text:p text:style-name="P1"><text:span text:style-name="T1">marketpl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8.747cm" svg:y="4.248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8.747cm" svg:y="14.154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397cm" svg:x="8.747cm" svg:y="10.852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0.762cm" svg:x="8.747cm" svg:y="12.376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556cm" svg:height="0.762cm" draw:transform="skewX (0.0130899693899575) translate (8.747cm 13.265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5.351cm" svg:y="4.248cm">
          <text:p text:style-name="P1">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3cm" svg:height="1.451cm" svg:x="15.351cm" svg:y="14.154cm">
          <text:p text:style-name="P1">Pr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1.397cm" svg:x="15.351cm" svg:y="10.852cm">
          <text:p text:style-name="P1">Name of produ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0.762cm" svg:x="15.351cm" svg:y="12.376cm">
          <text:p text:style-name="P1">Name of compa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3.556cm" svg:height="0.762cm" draw:transform="skewX (0.0130899693899575) translate (15.351cm 13.265cm)">
          <text:p text:style-name="P1">Rating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86cm" svg:height="0.939cm" svg:x="23.225cm" svg:y="3.109cm">
          <text:p text:style-name="P1">Log out?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86cm" svg:height="0.939cm" svg:x="18.145cm" svg:y="3.032cm">
          <text:p text:style-name="P1">Purchase</text:p>
          <text:p text:style-name="P1">histor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0:24:26.327484038</meta:creation-date>
    <dc:date>2018-07-19T17:15:14.168833753</dc:date>
    <meta:editing-duration>PT3M36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